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6584107327142" calcext:value-type="float">
            <text:p>98,66</text:p>
          </table:table-cell>
          <table:table-cell table:style-name="ce3" table:formula="of:=([.F2]/12597)*100" office:value-type="float" office:value="1.34158926728586" calcext:value-type="float">
            <text:p>1,34</text:p>
          </table:table-cell>
          <table:table-cell office:value-type="float" office:value="3464" calcext:value-type="float">
            <text:p>3464</text:p>
          </table:table-cell>
          <table:table-cell table:style-name="ce4" table:formula="of:=[.E18]+[.H18]" office:value-type="float" office:value="12428" calcext:value-type="float">
            <text:p>12428</text:p>
          </table:table-cell>
          <table:table-cell table:formula="of:=12597-[.E2]" office:value-type="float" office:value="169" calcext:value-type="float">
            <text:p>169</text:p>
          </table:table-cell>
          <table:table-cell office:value-type="float" office:value="180.697809935" calcext:value-type="float">
            <text:p>180,697809935</text:p>
          </table:table-cell>
          <table:table-cell office:value-type="float" office:value="6.04307293892" calcext:value-type="float">
            <text:p>6,043072938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5316345161546" calcext:value-type="float">
            <text:p>99,53</text:p>
          </table:table-cell>
          <table:table-cell table:style-name="ce3" table:formula="of:=([.F3]/12597)*100" office:value-type="float" office:value="0.46836548384536" calcext:value-type="float">
            <text:p>0,47</text:p>
          </table:table-cell>
          <table:table-cell office:value-type="float" office:value="3181" calcext:value-type="float">
            <text:p>3181</text:p>
          </table:table-cell>
          <table:table-cell table:style-name="ce4" table:formula="of:=[.E19]+[.H19]" office:value-type="float" office:value="12538" calcext:value-type="float">
            <text:p>12538</text:p>
          </table:table-cell>
          <table:table-cell table:formula="of:=12597-[.E3]" office:value-type="float" office:value="59" calcext:value-type="float">
            <text:p>59</text:p>
          </table:table-cell>
          <table:table-cell office:value-type="float" office:value="272.26631403" calcext:value-type="float">
            <text:p>272,26631403</text:p>
          </table:table-cell>
          <table:table-cell office:value-type="float" office:value="5.54941534996" calcext:value-type="float">
            <text:p>5,5494153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110899420497" calcext:value-type="float">
            <text:p>99,11</text:p>
          </table:table-cell>
          <table:table-cell table:style-name="ce3" table:formula="of:=([.F4]/12597)*100" office:value-type="float" office:value="0.889100579503056" calcext:value-type="float">
            <text:p>0,89</text:p>
          </table:table-cell>
          <table:table-cell office:value-type="float" office:value="5606" calcext:value-type="float">
            <text:p>5606</text:p>
          </table:table-cell>
          <table:table-cell table:style-name="ce4" table:formula="of:=[.E20]+[.H20]" office:value-type="float" office:value="12485" calcext:value-type="float">
            <text:p>12485</text:p>
          </table:table-cell>
          <table:table-cell table:formula="of:=12597-[.E4]" office:value-type="float" office:value="112" calcext:value-type="float">
            <text:p>112</text:p>
          </table:table-cell>
          <table:table-cell office:value-type="float" office:value="101.35395813" calcext:value-type="float">
            <text:p>101,35395813</text:p>
          </table:table-cell>
          <table:table-cell office:value-type="float" office:value="9.70011281967" calcext:value-type="float">
            <text:p>9,700112819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1664682067159" calcext:value-type="float">
            <text:p>99,17</text:p>
          </table:table-cell>
          <table:table-cell table:style-name="ce3" table:formula="of:=([.F5]/12597)*100" office:value-type="float" office:value="0.833531793284115" calcext:value-type="float">
            <text:p>0,83</text:p>
          </table:table-cell>
          <table:table-cell office:value-type="float" office:value="3213" calcext:value-type="float">
            <text:p>3213</text:p>
          </table:table-cell>
          <table:table-cell table:style-name="ce4" table:formula="of:=[.E21]+[.H21]" office:value-type="float" office:value="12492" calcext:value-type="float">
            <text:p>12492</text:p>
          </table:table-cell>
          <table:table-cell table:formula="of:=12597-[.E5]" office:value-type="float" office:value="105" calcext:value-type="float">
            <text:p>105</text:p>
          </table:table-cell>
          <table:table-cell office:value-type="float" office:value="122.490195036" calcext:value-type="float">
            <text:p>122,490195036</text:p>
          </table:table-cell>
          <table:table-cell office:value-type="float" office:value="3.69323778152" calcext:value-type="float">
            <text:p>3,693237781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6981027228705" calcext:value-type="float">
            <text:p>98,70</text:p>
          </table:table-cell>
          <table:table-cell table:style-name="ce3" table:formula="of:=([.F6]/12597)*100" office:value-type="float" office:value="1.30189727712948" calcext:value-type="float">
            <text:p>1,30</text:p>
          </table:table-cell>
          <table:table-cell office:value-type="float" office:value="3295" calcext:value-type="float">
            <text:p>3295</text:p>
          </table:table-cell>
          <table:table-cell table:style-name="ce4" table:formula="of:=[.E22]+[.H22]" office:value-type="float" office:value="12433" calcext:value-type="float">
            <text:p>12433</text:p>
          </table:table-cell>
          <table:table-cell table:formula="of:=12597-[.E6]" office:value-type="float" office:value="164" calcext:value-type="float">
            <text:p>164</text:p>
          </table:table-cell>
          <table:table-cell office:value-type="float" office:value="130.592129946" calcext:value-type="float">
            <text:p>130,592129946</text:p>
          </table:table-cell>
          <table:table-cell office:value-type="float" office:value="5.86465287209" calcext:value-type="float">
            <text:p>5,864652872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5395729141859" calcext:value-type="float">
            <text:p>99,54</text:p>
          </table:table-cell>
          <table:table-cell table:style-name="ce3" table:formula="of:=([.F7]/12597)*100" office:value-type="float" office:value="0.460427085814083" calcext:value-type="float">
            <text:p>0,46</text:p>
          </table:table-cell>
          <table:table-cell office:value-type="float" office:value="3669" calcext:value-type="float">
            <text:p>3669</text:p>
          </table:table-cell>
          <table:table-cell table:style-name="ce4" table:formula="of:=[.E23]+[.H23]" office:value-type="float" office:value="12539" calcext:value-type="float">
            <text:p>12539</text:p>
          </table:table-cell>
          <table:table-cell table:formula="of:=12597-[.E7]" office:value-type="float" office:value="58" calcext:value-type="float">
            <text:p>58</text:p>
          </table:table-cell>
          <table:table-cell office:value-type="float" office:value="221.116244078" calcext:value-type="float">
            <text:p>221,116244078</text:p>
          </table:table-cell>
          <table:table-cell office:value-type="float" office:value="6.38919186592" calcext:value-type="float">
            <text:p>6,389191865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8330554894023" calcext:value-type="float">
            <text:p>98,83</text:p>
          </table:table-cell>
          <table:table-cell table:style-name="ce3" table:formula="of:=([.F8]/12597)*100" office:value-type="float" office:value="1.16694451059776" calcext:value-type="float">
            <text:p>1,17</text:p>
          </table:table-cell>
          <table:table-cell office:value-type="float" office:value="5460" calcext:value-type="float">
            <text:p>5460</text:p>
          </table:table-cell>
          <table:table-cell table:style-name="ce4" table:formula="of:=[.E24]+[.H24]" office:value-type="float" office:value="12450" calcext:value-type="float">
            <text:p>12450</text:p>
          </table:table-cell>
          <table:table-cell table:formula="of:=12597-[.E8]" office:value-type="float" office:value="147" calcext:value-type="float">
            <text:p>147</text:p>
          </table:table-cell>
          <table:table-cell office:value-type="float" office:value="159.373150826" calcext:value-type="float">
            <text:p>159,373150826</text:p>
          </table:table-cell>
          <table:table-cell office:value-type="float" office:value="9.47607731819" calcext:value-type="float">
            <text:p>9,476077318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4046201476542" calcext:value-type="float">
            <text:p>99,40</text:p>
          </table:table-cell>
          <table:table-cell table:style-name="ce3" table:formula="of:=([.F9]/12597)*100" office:value-type="float" office:value="0.595379852345797" calcext:value-type="float">
            <text:p>0,60</text:p>
          </table:table-cell>
          <table:table-cell office:value-type="float" office:value="7062" calcext:value-type="float">
            <text:p>7062</text:p>
          </table:table-cell>
          <table:table-cell table:style-name="ce4" table:formula="of:=[.E25]+[.H25]" office:value-type="float" office:value="12522" calcext:value-type="float">
            <text:p>12522</text:p>
          </table:table-cell>
          <table:table-cell table:formula="of:=12597-[.E9]" office:value-type="float" office:value="75" calcext:value-type="float">
            <text:p>75</text:p>
          </table:table-cell>
          <table:table-cell office:value-type="float" office:value="170.744040966" calcext:value-type="float">
            <text:p>170,744040966</text:p>
          </table:table-cell>
          <table:table-cell office:value-type="float" office:value="12.2388701439" calcext:value-type="float">
            <text:p>12,238870143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3252361673414" calcext:value-type="float">
            <text:p>99,33</text:p>
          </table:table-cell>
          <table:table-cell table:style-name="ce3" table:formula="of:=([.F10]/12597)*100" office:value-type="float" office:value="0.67476383265857" calcext:value-type="float">
            <text:p>0,67</text:p>
          </table:table-cell>
          <table:table-cell office:value-type="float" office:value="3231" calcext:value-type="float">
            <text:p>3231</text:p>
          </table:table-cell>
          <table:table-cell table:style-name="ce4" table:formula="of:=[.E26]+[.H26]" office:value-type="float" office:value="12512" calcext:value-type="float">
            <text:p>12512</text:p>
          </table:table-cell>
          <table:table-cell table:formula="of:=12597-[.E10]" office:value-type="float" office:value="85" calcext:value-type="float">
            <text:p>85</text:p>
          </table:table-cell>
          <table:table-cell office:value-type="float" office:value="192.726829052" calcext:value-type="float">
            <text:p>192,726829052</text:p>
          </table:table-cell>
          <table:table-cell office:value-type="float" office:value="4.53015804291" calcext:value-type="float">
            <text:p>4,530158042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5633881082798" calcext:value-type="float">
            <text:p>99,56</text:p>
          </table:table-cell>
          <table:table-cell table:style-name="ce3" table:formula="of:=([.F11]/12597)*100" office:value-type="float" office:value="0.436611891720251" calcext:value-type="float">
            <text:p>0,44</text:p>
          </table:table-cell>
          <table:table-cell office:value-type="float" office:value="4149" calcext:value-type="float">
            <text:p>4149</text:p>
          </table:table-cell>
          <table:table-cell table:style-name="ce4" table:formula="of:=[.E27]+[.H27]" office:value-type="float" office:value="12542" calcext:value-type="float">
            <text:p>12542</text:p>
          </table:table-cell>
          <table:table-cell table:formula="of:=12597-[.E11]" office:value-type="float" office:value="55" calcext:value-type="float">
            <text:p>55</text:p>
          </table:table-cell>
          <table:table-cell office:value-type="float" office:value="171.984601974" calcext:value-type="float">
            <text:p>171,984601974</text:p>
          </table:table-cell>
          <table:table-cell office:value-type="float" office:value="6.92563033104" calcext:value-type="float">
            <text:p>6,92563033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1831388425816" calcext:value-type="float">
            <text:p>99,1831388426</text:p>
          </table:table-cell>
          <table:table-cell table:formula="of:=AVERAGE([.C2:.C11])" office:value-type="float" office:value="0.816861157418433" calcext:value-type="float">
            <text:p>0,8168611574</text:p>
          </table:table-cell>
          <table:table-cell table:formula="of:=SUM([.D2:.D11])/10" office:value-type="float" office:value="4233" calcext:value-type="float">
            <text:p>4233</text:p>
          </table:table-cell>
          <table:table-cell table:formula="of:=AVERAGE([.E2:.E11])" office:value-type="float" office:value="12494.1" calcext:value-type="float">
            <text:p>12494,1</text:p>
          </table:table-cell>
          <table:table-cell table:formula="of:=AVERAGE([.F2:.F11])" office:value-type="float" office:value="102.9" calcext:value-type="float">
            <text:p>102,9</text:p>
          </table:table-cell>
          <table:table-cell table:formula="of:=SUM([.G2:.G11])/10" office:value-type="float" office:value="172.3345273973" calcext:value-type="float">
            <text:p>172,3345273973</text:p>
          </table:table-cell>
          <table:table-cell table:formula="of:=SUM([.H2:.H11])/10" office:value-type="float" office:value="7.041041946412" calcext:value-type="float">
            <text:p>7,041041946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36032388663968" calcext:value-type="float">
            <text:p>0,3360323887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73.4" calcext:value-type="float">
            <text:p>5773,4</text:p>
          </table:table-cell>
          <table:table-cell table:formula="of:=AVERAGE([.G18:.G27])" office:value-type="float" office:value="89.3" calcext:value-type="float">
            <text:p>89,3</text:p>
          </table:table-cell>
          <table:table-cell/>
          <table:table-cell office:value-type="float" office:value="5697" calcext:value-type="float">
            <text:p>5697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formula="of:=12597-SUM([.E18:.G18])" office:value-type="float" office:value="6731" calcext:value-type="float">
            <text:p>673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3.6" calcext:value-type="float">
            <text:p>13,6</text:p>
          </table:table-cell>
          <table:table-cell table:formula="of:=AVERAGE([.H18:.H27])" office:value-type="float" office:value="6720.7" calcext:value-type="float">
            <text:p>6720,7</text:p>
          </table:table-cell>
          <table:table-cell/>
          <table:table-cell office:value-type="float" office:value="5836" calcext:value-type="float">
            <text:p>583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12597-SUM([.E19:.G19])" office:value-type="float" office:value="6702" calcext:value-type="float">
            <text:p>670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3" calcext:value-type="float">
            <text:p>575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12597-SUM([.E20:.G20])" office:value-type="float" office:value="6732" calcext:value-type="float">
            <text:p>673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73.4" calcext:value-type="float">
            <text:p>5773,4</text:p>
          </table:table-cell>
          <table:table-cell table:number-columns-repeated="2"/>
          <table:table-cell office:value-type="float" office:value="5847" calcext:value-type="float">
            <text:p>5847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formula="of:=12597-SUM([.E21:.G21])" office:value-type="float" office:value="6645" calcext:value-type="float">
            <text:p>664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3.6" calcext:value-type="float">
            <text:p>13,6</text:p>
          </table:table-cell>
          <table:table-cell table:number-columns-repeated="2"/>
          <table:table-cell office:value-type="float" office:value="5639" calcext:value-type="float">
            <text:p>5639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formula="of:=12597-SUM([.E22:.G22])" office:value-type="float" office:value="6794" calcext:value-type="float">
            <text:p>679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89.3" calcext:value-type="float">
            <text:p>89,3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12597-SUM([.E23:.G23])" office:value-type="float" office:value="6806" calcext:value-type="float">
            <text:p>680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0.7" calcext:value-type="float">
            <text:p>6720,7</text:p>
          </table:table-cell>
          <table:table-cell table:number-columns-repeated="2"/>
          <table:table-cell office:value-type="float" office:value="5757" calcext:value-type="float">
            <text:p>5757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table:formula="of:=12597-SUM([.E24:.G24])" office:value-type="float" office:value="6693" calcext:value-type="float">
            <text:p>669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26" calcext:value-type="float">
            <text:p>5826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formula="of:=12597-SUM([.E25:.G25])" office:value-type="float" office:value="6696" calcext:value-type="float">
            <text:p>669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9" calcext:value-type="float">
            <text:p>5739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12597-SUM([.E26:.G26])" office:value-type="float" office:value="6773" calcext:value-type="float">
            <text:p>677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7" calcext:value-type="float">
            <text:p>590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12597-SUM([.E27:.G27])" office:value-type="float" office:value="6635" calcext:value-type="float">
            <text:p>663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1831388425815" calcext:value-type="float">
            <text:p>0,9918313884</text:p>
          </table:table-cell>
          <table:table-cell table:number-columns-repeated="2"/>
          <table:table-cell table:formula="of:=SUM([.E18:.E27])/10" office:value-type="float" office:value="5773.4" calcext:value-type="float">
            <text:p>5773,4</text:p>
          </table:table-cell>
          <table:table-cell table:formula="of:=SUM([.F18:.F27])/10" office:value-type="float" office:value="13.6" calcext:value-type="float">
            <text:p>13,6</text:p>
          </table:table-cell>
          <table:table-cell table:formula="of:=SUM([.G18:.G27])/10" office:value-type="float" office:value="89.3" calcext:value-type="float">
            <text:p>89,3</text:p>
          </table:table-cell>
          <table:table-cell table:formula="of:=SUM([.H18:.H27])/10" office:value-type="float" office:value="6720.7" calcext:value-type="float">
            <text:p>6720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816861157418433" calcext:value-type="float">
            <text:p>0,0081686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4768110256366" calcext:value-type="float">
            <text:p>0,9847681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98048794975" calcext:value-type="float">
            <text:p>0,997980487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04:18.4595479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3S</meta:editing-duration>
    <meta:editing-cycles>10</meta:editing-cycles>
    <meta:generator>LibreOffice/5.1.6.2$Linux_X86_64 LibreOffice_project/10m0$Build-2</meta:generator>
    <dc:date>2018-01-21T20:05:17.416132798</dc:date>
    <meta:document-statistic meta:table-count="1" meta:cell-count="177" meta:object-count="0"/>
  </office:meta>
</office:document-meta>
</file>